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2.9646in"/>
    </style:style>
    <style:style style:name="co3" style:family="table-column">
      <style:table-column-properties fo:break-before="auto" style:column-width="3.0626in"/>
    </style:style>
    <style:style style:name="co4" style:family="table-column">
      <style:table-column-properties fo:break-before="auto" style:column-width="2.3835in"/>
    </style:style>
    <style:style style:name="co5" style:family="table-column">
      <style:table-column-properties fo:break-before="auto" style:column-width="2.3555in"/>
    </style:style>
    <style:style style:name="co6" style:family="table-column">
      <style:table-column-properties fo:break-before="auto" style:column-width="1.8555in"/>
    </style:style>
    <style:style style:name="co7" style:family="table-column">
      <style:table-column-properties fo:break-before="auto" style:column-width="2.1307in"/>
    </style:style>
    <style:style style:name="co8" style:family="table-column">
      <style:table-column-properties fo:break-before="auto" style:column-width="2.0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41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c0c0c0"/>
      <style:text-properties fo:color="#000000" style:font-name="Arial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style:font-name-asian="Arial Unicode MS" style:font-name-complex="F"/>
    </style:style>
    <style:style style:name="T2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Group/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1</text:p>
          </table:table-cell>
          <table:table-cell table:style-name="ce4" office:value-type="string" calcext:value-type="string">
            <text:p>04:30-09:00 </text:p>
            <text:p>14:00-17:30</text:p>
          </table:table-cell>
          <table:table-cell table:style-name="ce5" office:value-type="string" calcext:value-type="string">
            <text:p><text:span text:style-name="T1">11:00-16:00</text:span></text:p>
            <text:p><text:span text:style-name="T2">20:00-23:00</text:span></text:p>
          </table:table-cell>
          <table:table-cell table:style-name="ce5" office:value-type="string" calcext:value-type="string">
            <text:p><text:span text:style-name="T1">11:00-15:00</text:span></text:p>
            <text:p><text:span text:style-name="T2">19:00-22:30</text:span></text:p>
          </table:table-cell>
          <table:table-cell table:style-name="ce5" office:value-type="string" calcext:value-type="string">
            <text:p><text:span text:style-name="T1">10:00-14:00</text:span></text:p>
            <text:p><text:span text:style-name="T2">18:00-21:30</text:span></text:p>
          </table:table-cell>
          <table:table-cell table:style-name="ce5" office:value-type="string" calcext:value-type="string">
            <text:p><text:span text:style-name="T1">07:00-11:00</text:span></text:p>
            <text:p><text:span text:style-name="T2">17:30-21:00</text:span></text:p>
          </table:table-cell>
          <table:table-cell table:style-name="ce5" office:value-type="string" calcext:value-type="string">
            <text:p><text:span text:style-name="T1">06:00-11:00</text:span></text:p>
            <text:p><text:span text:style-name="T2">16:00-20:00</text:span></text:p>
          </table:table-cell>
          <table:table-cell table:style-name="ce5" office:value-type="string" calcext:value-type="string">
            <text:p><text:span text:style-name="T1">05:00-10:00</text:span></text:p>
            <text:p><text:span text:style-name="T2">15:00-18:0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2</text:p>
          </table:table-cell>
          <table:table-cell table:style-name="ce4" office:value-type="string" calcext:value-type="string">
            <text:p>05:00-10:00</text:p>
            <text:p>15:00-18:00</text:p>
          </table:table-cell>
          <table:table-cell table:style-name="ce5" office:value-type="string" calcext:value-type="string">
            <text:p><text:span text:style-name="T1">04:30-09:00 </text:span></text:p>
            <text:p><text:span text:style-name="T2">14:00-17:30</text:span></text:p>
          </table:table-cell>
          <table:table-cell table:style-name="ce5" office:value-type="string" calcext:value-type="string">
            <text:p><text:span text:style-name="T1">11:00-16:00</text:span></text:p>
            <text:p><text:span text:style-name="T2">20:00-23:00</text:span></text:p>
          </table:table-cell>
          <table:table-cell table:style-name="ce5" office:value-type="string" calcext:value-type="string">
            <text:p><text:span text:style-name="T1">11:00-15:00</text:span></text:p>
            <text:p><text:span text:style-name="T2">19:00-22:30</text:span></text:p>
          </table:table-cell>
          <table:table-cell table:style-name="ce5" office:value-type="string" calcext:value-type="string">
            <text:p><text:span text:style-name="T1">10:00-14:00</text:span></text:p>
            <text:p><text:span text:style-name="T2">18:00-21:30</text:span></text:p>
          </table:table-cell>
          <table:table-cell table:style-name="ce5" office:value-type="string" calcext:value-type="string">
            <text:p><text:span text:style-name="T1">07:00-11:00</text:span></text:p>
            <text:p><text:span text:style-name="T2">17:30-21:00</text:span></text:p>
          </table:table-cell>
          <table:table-cell table:style-name="ce5" office:value-type="string" calcext:value-type="string">
            <text:p><text:span text:style-name="T1">06:00-11:00</text:span></text:p>
            <text:p><text:span text:style-name="T2">16:00-20:0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3</text:p>
          </table:table-cell>
          <table:table-cell table:style-name="ce4" office:value-type="string" calcext:value-type="string">
            <text:p>06:00-11:00</text:p>
            <text:p>16:00-20:00</text:p>
          </table:table-cell>
          <table:table-cell table:style-name="ce5" office:value-type="string" calcext:value-type="string">
            <text:p><text:span text:style-name="T1">05:00-10:00</text:span></text:p>
            <text:p><text:span text:style-name="T2">15:00-18:00</text:span></text:p>
          </table:table-cell>
          <table:table-cell table:style-name="ce5" office:value-type="string" calcext:value-type="string">
            <text:p><text:span text:style-name="T1">04:30-09:00 </text:span></text:p>
            <text:p><text:span text:style-name="T2">14:00-17:30</text:span></text:p>
          </table:table-cell>
          <table:table-cell table:style-name="ce5" office:value-type="string" calcext:value-type="string">
            <text:p><text:span text:style-name="T1">11:00-16:00</text:span></text:p>
            <text:p><text:span text:style-name="T2">20:00-23:00</text:span></text:p>
          </table:table-cell>
          <table:table-cell table:style-name="ce5" office:value-type="string" calcext:value-type="string">
            <text:p><text:span text:style-name="T1">11:00-15:00</text:span></text:p>
            <text:p><text:span text:style-name="T2">19:00-22:30</text:span></text:p>
          </table:table-cell>
          <table:table-cell table:style-name="ce5" office:value-type="string" calcext:value-type="string">
            <text:p><text:span text:style-name="T1">10:00-14:00</text:span></text:p>
            <text:p><text:span text:style-name="T2">18:00-21:30</text:span></text:p>
          </table:table-cell>
          <table:table-cell table:style-name="ce5" office:value-type="string" calcext:value-type="string">
            <text:p><text:span text:style-name="T1">07:00-11:00</text:span></text:p>
            <text:p><text:span text:style-name="T2">17:30-21:0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4</text:p>
          </table:table-cell>
          <table:table-cell table:style-name="ce4" office:value-type="string" calcext:value-type="string">
            <text:p>07:00-11:00</text:p>
            <text:p>17:30-21:00</text:p>
          </table:table-cell>
          <table:table-cell table:style-name="ce5" office:value-type="string" calcext:value-type="string">
            <text:p><text:span text:style-name="T1">06:00-11:00</text:span></text:p>
            <text:p><text:span text:style-name="T2">16:00-20:00</text:span></text:p>
          </table:table-cell>
          <table:table-cell table:style-name="ce5" office:value-type="string" calcext:value-type="string">
            <text:p><text:span text:style-name="T1">05:00-10:00</text:span></text:p>
            <text:p><text:span text:style-name="T2">15:00-18:00</text:span></text:p>
          </table:table-cell>
          <table:table-cell table:style-name="ce5" office:value-type="string" calcext:value-type="string">
            <text:p><text:span text:style-name="T1">04:30-09:00 </text:span></text:p>
            <text:p><text:span text:style-name="T2">14:00-17:30</text:span></text:p>
          </table:table-cell>
          <table:table-cell table:style-name="ce5" office:value-type="string" calcext:value-type="string">
            <text:p><text:span text:style-name="T1">11:00-16:00</text:span></text:p>
            <text:p><text:span text:style-name="T2">20:00-23:00</text:span></text:p>
          </table:table-cell>
          <table:table-cell table:style-name="ce5" office:value-type="string" calcext:value-type="string">
            <text:p><text:span text:style-name="T1">11:00-15:00</text:span></text:p>
            <text:p><text:span text:style-name="T2">19:00-22:30</text:span></text:p>
          </table:table-cell>
          <table:table-cell table:style-name="ce5" office:value-type="string" calcext:value-type="string">
            <text:p><text:span text:style-name="T1">10:00-14:00</text:span></text:p>
            <text:p><text:span text:style-name="T2">18:00-21:3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5</text:p>
          </table:table-cell>
          <table:table-cell table:style-name="ce4" office:value-type="string" calcext:value-type="string">
            <text:p>10:00-14:00</text:p>
            <text:p>18:00-21:30</text:p>
          </table:table-cell>
          <table:table-cell table:style-name="ce5" office:value-type="string" calcext:value-type="string">
            <text:p><text:span text:style-name="T1">07:00-11:00</text:span></text:p>
            <text:p><text:span text:style-name="T2">17:30-21:00</text:span></text:p>
          </table:table-cell>
          <table:table-cell table:style-name="ce5" office:value-type="string" calcext:value-type="string">
            <text:p><text:span text:style-name="T1">06:00-11:00</text:span></text:p>
            <text:p><text:span text:style-name="T2">16:00-20:00</text:span></text:p>
          </table:table-cell>
          <table:table-cell table:style-name="ce5" office:value-type="string" calcext:value-type="string">
            <text:p><text:span text:style-name="T1">05:00-10:00</text:span></text:p>
            <text:p><text:span text:style-name="T2">15:00-18:00</text:span></text:p>
          </table:table-cell>
          <table:table-cell table:style-name="ce5" office:value-type="string" calcext:value-type="string">
            <text:p><text:span text:style-name="T1">04:30-09:00 </text:span></text:p>
            <text:p><text:span text:style-name="T2">14:00-17:30</text:span></text:p>
          </table:table-cell>
          <table:table-cell table:style-name="ce5" office:value-type="string" calcext:value-type="string">
            <text:p><text:span text:style-name="T1">11:00-16:00</text:span></text:p>
            <text:p><text:span text:style-name="T2">20:00-23:00</text:span></text:p>
          </table:table-cell>
          <table:table-cell table:style-name="ce5" office:value-type="string" calcext:value-type="string">
            <text:p><text:span text:style-name="T1">11:00-15:00</text:span></text:p>
            <text:p><text:span text:style-name="T2">19:00-22:3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6</text:p>
          </table:table-cell>
          <table:table-cell table:style-name="ce4" office:value-type="string" calcext:value-type="string">
            <text:p>11:00-15:00</text:p>
            <text:p>19:00-22:30</text:p>
          </table:table-cell>
          <table:table-cell table:style-name="ce5" office:value-type="string" calcext:value-type="string">
            <text:p><text:span text:style-name="T1">10:00-14:00</text:span></text:p>
            <text:p><text:span text:style-name="T2">18:00-21:30</text:span></text:p>
          </table:table-cell>
          <table:table-cell table:style-name="ce5" office:value-type="string" calcext:value-type="string">
            <text:p><text:span text:style-name="T1">07:00-11:00</text:span></text:p>
            <text:p><text:span text:style-name="T2">17:30-21:00</text:span></text:p>
          </table:table-cell>
          <table:table-cell table:style-name="ce5" office:value-type="string" calcext:value-type="string">
            <text:p><text:span text:style-name="T1">06:00-11:00</text:span></text:p>
            <text:p><text:span text:style-name="T2">16:00-20:00</text:span></text:p>
          </table:table-cell>
          <table:table-cell table:style-name="ce5" office:value-type="string" calcext:value-type="string">
            <text:p><text:span text:style-name="T1">05:00-10:00</text:span></text:p>
            <text:p><text:span text:style-name="T2">15:00-18:00</text:span></text:p>
          </table:table-cell>
          <table:table-cell table:style-name="ce5" office:value-type="string" calcext:value-type="string">
            <text:p><text:span text:style-name="T1">04:30-09:00 </text:span></text:p>
            <text:p><text:span text:style-name="T2">14:00-17:30</text:span></text:p>
          </table:table-cell>
          <table:table-cell table:style-name="ce5" office:value-type="string" calcext:value-type="string">
            <text:p><text:span text:style-name="T1">11:00-16:00</text:span></text:p>
            <text:p><text:span text:style-name="T2">20:00-23:0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7</text:p>
          </table:table-cell>
          <table:table-cell table:style-name="ce4" office:value-type="string" calcext:value-type="string">
            <text:p>11:00-16:00</text:p>
            <text:p>20:00-23:00</text:p>
          </table:table-cell>
          <table:table-cell table:style-name="ce5" office:value-type="string" calcext:value-type="string">
            <text:p><text:span text:style-name="T1">11:00-15:00</text:span></text:p>
            <text:p><text:span text:style-name="T2">19:00-22:30</text:span></text:p>
          </table:table-cell>
          <table:table-cell table:style-name="ce5" office:value-type="string" calcext:value-type="string">
            <text:p><text:span text:style-name="T1">10:00-14:00</text:span></text:p>
            <text:p><text:span text:style-name="T2">18:00-21:30</text:span></text:p>
          </table:table-cell>
          <table:table-cell table:style-name="ce5" office:value-type="string" calcext:value-type="string">
            <text:p><text:span text:style-name="T1">07:00-11:00</text:span></text:p>
            <text:p><text:span text:style-name="T2">17:30-21:00</text:span></text:p>
          </table:table-cell>
          <table:table-cell table:style-name="ce5" office:value-type="string" calcext:value-type="string">
            <text:p><text:span text:style-name="T1">06:00-11:00</text:span></text:p>
            <text:p><text:span text:style-name="T2">16:00-20:00</text:span></text:p>
          </table:table-cell>
          <table:table-cell table:style-name="ce5" office:value-type="string" calcext:value-type="string">
            <text:p><text:span text:style-name="T1">05:00-10:00</text:span></text:p>
            <text:p><text:span text:style-name="T2">15:00-18:00</text:span></text:p>
          </table:table-cell>
          <table:table-cell table:style-name="ce5" office:value-type="string" calcext:value-type="string">
            <text:p><text:span text:style-name="T1">04:30-09:00 </text:span></text:p>
            <text:p><text:span text:style-name="T2">14:00-17:30</text:span>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 style:data-style-name="N2" text:time-value="0000-00-00T20:27:37.75592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5T20:45:47.921186000</dc:date>
    <meta:generator>LibreOffice/4.1.4.2$MacOSX_x86 LibreOffice_project/0a0440ccc0227ad9829de5f46be37cfb6edcf72</meta:generator>
    <meta:editing-duration>PT48M54S</meta:editing-duration>
    <meta:editing-cycles>157</meta:editing-cycles>
    <meta:document-statistic meta:table-count="1" meta:cell-count="64" meta:object-count="0"/>
    <meta:user-defined meta:name=""/>
  </office:meta>
</office:document-meta>
</file>